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999999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1030]-[.E1030]" office:value-type="float" office:value="0.68" calcext:value-type="float">
            <text:p>0.68</text:p>
          </table:table-cell>
          <table:table-cell table:formula="of:=SUM([.$H$2:.H1030])" office:value-type="float" office:value="-47.3" calcext:value-type="float">
            <text:p>-47.30</text:p>
          </table:table-cell>
          <table:table-cell table:formula="of:=SUM([.H$3:.H1030])/SUM([.E$3:.E1030])" office:value-type="percentage" office:value="-0.0141405082212257" calcext:value-type="percentage">
            <text:p>-1%</text:p>
          </table:table-cell>
          <table:table-cell table:formula="of:=[.O1030]-(1-[.O1030])/[.N1030]" office:value-type="percentage" office:value="0.00719902205931788" calcext:value-type="percentage">
            <text:p>0.7%</text:p>
          </table:table-cell>
          <table:table-cell table:formula="of:=AVERAGEIF([.$H$3:.$H1030];&quot;&gt;0&quot;)" office:value-type="float" office:value="1.83219424460432" calcext:value-type="float">
            <text:p>1.8</text:p>
          </table:table-cell>
          <table:table-cell table:formula="of:=AVERAGEIF([.$H$3:.$H1030];&quot;&lt;0&quot;)" office:value-type="float" office:value="-3.93357933579336" calcext:value-type="float">
            <text:p>-3.9</text:p>
          </table:table-cell>
          <table:table-cell table:formula="of:=[.L1030]/-[.M1030]" office:value-type="percentage" office:value="0.465782964622673" calcext:value-type="percentage">
            <text:p>47%</text:p>
          </table:table-cell>
          <table:table-cell table:formula="of:=COUNTIF([.$G$3:.$G1030];&quot;&gt;0&quot;)/COUNTIF([.$B$3:.$B1030];&quot;&gt;0&quot;)" office:value-type="percentage" office:value="0.68451688009313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9" calcext:value-type="date">
            <text:p>2020-01-29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031]-[.E1031]" office:value-type="float" office:value="-5" calcext:value-type="float">
            <text:p>-5.00</text:p>
          </table:table-cell>
          <table:table-cell table:formula="of:=SUM([.$H$2:.H1031])" office:value-type="float" office:value="-52.3" calcext:value-type="float">
            <text:p>-52.30</text:p>
          </table:table-cell>
          <table:table-cell table:formula="of:=SUM([.H$3:.H1031])/SUM([.E$3:.E1031])" office:value-type="percentage" office:value="-0.0156119402985075" calcext:value-type="percentage">
            <text:p>-2%</text:p>
          </table:table-cell>
          <table:table-cell table:formula="of:=[.O1031]-(1-[.O1031])/[.N1031]" office:value-type="percentage" office:value="0.0040174321581764" calcext:value-type="percentage">
            <text:p>0.4%</text:p>
          </table:table-cell>
          <table:table-cell table:formula="of:=AVERAGEIF([.$H$3:.$H1031];&quot;&gt;0&quot;)" office:value-type="float" office:value="1.83219424460432" calcext:value-type="float">
            <text:p>1.8</text:p>
          </table:table-cell>
          <table:table-cell table:formula="of:=AVERAGEIF([.$H$3:.$H1031];&quot;&lt;0&quot;)" office:value-type="float" office:value="-3.9375" calcext:value-type="float">
            <text:p>-3.9</text:p>
          </table:table-cell>
          <table:table-cell table:formula="of:=[.L1031]/-[.M1031]" office:value-type="percentage" office:value="0.465319173232842" calcext:value-type="percentage">
            <text:p>47%</text:p>
          </table:table-cell>
          <table:table-cell table:formula="of:=COUNTIF([.$G$3:.$G1031];&quot;&gt;0&quot;)/COUNTIF([.$B$3:.$B1031];&quot;&gt;0&quot;)" office:value-type="percentage" office:value="0.683720930232558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30" calcext:value-type="date">
            <text:p>2020-01-3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1033]-[.E1033]" office:value-type="float" office:value="0.13" calcext:value-type="float">
            <text:p>0.13</text:p>
          </table:table-cell>
          <table:table-cell table:formula="of:=SUM([.$H$2:.H1033])" office:value-type="float" office:value="-52.17" calcext:value-type="float">
            <text:p>-52.17</text:p>
          </table:table-cell>
          <table:table-cell table:formula="of:=SUM([.H$3:.H1033])/SUM([.E$3:.E1033])" office:value-type="percentage" office:value="-0.0155684870188003" calcext:value-type="percentage">
            <text:p>-2%</text:p>
          </table:table-cell>
          <table:table-cell table:formula="of:=[.O1033]-(1-[.O1033])/[.N1033]" office:value-type="percentage" office:value="0.0040399213130341" calcext:value-type="percentage">
            <text:p>0.4%</text:p>
          </table:table-cell>
          <table:table-cell table:formula="of:=AVERAGEIF([.$H$3:.$H1033];&quot;&gt;0&quot;)" office:value-type="float" office:value="1.82913824057451" calcext:value-type="float">
            <text:p>1.8</text:p>
          </table:table-cell>
          <table:table-cell table:formula="of:=AVERAGEIF([.$H$3:.$H1033];&quot;&lt;0&quot;)" office:value-type="float" office:value="-3.9375" calcext:value-type="float">
            <text:p>-3.9</text:p>
          </table:table-cell>
          <table:table-cell table:formula="of:=[.L1033]/-[.M1033]" office:value-type="percentage" office:value="0.464543045225271" calcext:value-type="percentage">
            <text:p>46%</text:p>
          </table:table-cell>
          <table:table-cell table:formula="of:=COUNTIF([.$G$3:.$G1033];&quot;&gt;0&quot;)/COUNTIF([.$B$3:.$B1033];&quot;&gt;0&quot;)" office:value-type="percentage" office:value="0.684088269454123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karlovic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035]-[.E1035]" office:value-type="float" office:value="-3" calcext:value-type="float">
            <text:p>-3.00</text:p>
          </table:table-cell>
          <table:table-cell table:formula="of:=SUM([.$H$2:.H1035])" office:value-type="float" office:value="-55.17" calcext:value-type="float">
            <text:p>-55.17</text:p>
          </table:table-cell>
          <table:table-cell table:formula="of:=SUM([.H$3:.H1035])/SUM([.E$3:.E1035])" office:value-type="percentage" office:value="-0.0164490161001789" calcext:value-type="percentage">
            <text:p>-2%</text:p>
          </table:table-cell>
          <table:table-cell table:formula="of:=[.O1035]-(1-[.O1035])/[.N1035]" office:value-type="percentage" office:value="0.00213254715334354" calcext:value-type="percentage">
            <text:p>0.2%</text:p>
          </table:table-cell>
          <table:table-cell table:formula="of:=AVERAGEIF([.$H$3:.$H1035];&quot;&gt;0&quot;)" office:value-type="float" office:value="1.82913824057451" calcext:value-type="float">
            <text:p>1.8</text:p>
          </table:table-cell>
          <table:table-cell table:formula="of:=AVERAGEIF([.$H$3:.$H1035];&quot;&lt;0&quot;)" office:value-type="float" office:value="-3.93406593406593" calcext:value-type="float">
            <text:p>-3.9</text:p>
          </table:table-cell>
          <table:table-cell table:formula="of:=[.L1035]/-[.M1035]" office:value-type="percentage" office:value="0.46494854718514" calcext:value-type="percentage">
            <text:p>46%</text:p>
          </table:table-cell>
          <table:table-cell table:formula="of:=COUNTIF([.$G$3:.$G1035];&quot;&gt;0&quot;)/COUNTIF([.$B$3:.$B1035];&quot;&gt;0&quot;)" office:value-type="percentage" office:value="0.68329466357308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sugita</text:p>
          </table:table-cell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.32</text:p>
          </table:table-cell>
          <table:table-cell office:value-type="float" office:value="9.24" calcext:value-type="float">
            <text:p>9.24</text:p>
          </table:table-cell>
          <table:table-cell table:formula="of:=[.G1036]-[.E1036]" office:value-type="float" office:value="2.24" calcext:value-type="float">
            <text:p>2.24</text:p>
          </table:table-cell>
          <table:table-cell table:formula="of:=SUM([.$H$2:.H1036])" office:value-type="float" office:value="-52.93" calcext:value-type="float">
            <text:p>-52.93</text:p>
          </table:table-cell>
          <table:table-cell table:formula="of:=SUM([.H$3:.H1036])/SUM([.E$3:.E1036])" office:value-type="percentage" office:value="-0.015748289199643" calcext:value-type="percentage">
            <text:p>-2%</text:p>
          </table:table-cell>
          <table:table-cell table:formula="of:=[.O1036]-(1-[.O1036])/[.N1036]" office:value-type="percentage" office:value="0.00356259544196347" calcext:value-type="percentage">
            <text:p>0.4%</text:p>
          </table:table-cell>
          <table:table-cell table:formula="of:=AVERAGEIF([.$H$3:.$H1036];&quot;&gt;0&quot;)" office:value-type="float" office:value="1.82987455197133" calcext:value-type="float">
            <text:p>1.8</text:p>
          </table:table-cell>
          <table:table-cell table:formula="of:=AVERAGEIF([.$H$3:.$H1036];&quot;&lt;0&quot;)" office:value-type="float" office:value="-3.93406593406593" calcext:value-type="float">
            <text:p>-3.9</text:p>
          </table:table-cell>
          <table:table-cell table:formula="of:=[.L1036]/-[.M1036]" office:value-type="percentage" office:value="0.465135710137963" calcext:value-type="percentage">
            <text:p>47%</text:p>
          </table:table-cell>
          <table:table-cell table:formula="of:=COUNTIF([.$G$3:.$G1036];&quot;&gt;0&quot;)/COUNTIF([.$B$3:.$B1036];&quot;&gt;0&quot;)" office:value-type="percentage" office:value="0.68366164542294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troicki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1037]-[.E1037]" office:value-type="float" office:value="0.9" calcext:value-type="float">
            <text:p>0.90</text:p>
          </table:table-cell>
          <table:table-cell table:formula="of:=SUM([.$H$2:.H1037])" office:value-type="float" office:value="-52.03" calcext:value-type="float">
            <text:p>-52.03</text:p>
          </table:table-cell>
          <table:table-cell table:formula="of:=SUM([.H$3:.H1037])/SUM([.E$3:.E1037])" office:value-type="percentage" office:value="-0.0154713053820993" calcext:value-type="percentage">
            <text:p>-2%</text:p>
          </table:table-cell>
          <table:table-cell table:formula="of:=[.O1037]-(1-[.O1037])/[.N1037]" office:value-type="percentage" office:value="0.00409778418153139" calcext:value-type="percentage">
            <text:p>0.4%</text:p>
          </table:table-cell>
          <table:table-cell table:formula="of:=AVERAGEIF([.$H$3:.$H1037];&quot;&gt;0&quot;)" office:value-type="float" office:value="1.82821109123435" calcext:value-type="float">
            <text:p>1.8</text:p>
          </table:table-cell>
          <table:table-cell table:formula="of:=AVERAGEIF([.$H$3:.$H1037];&quot;&lt;0&quot;)" office:value-type="float" office:value="-3.93406593406593" calcext:value-type="float">
            <text:p>-3.9</text:p>
          </table:table-cell>
          <table:table-cell table:formula="of:=[.L1037]/-[.M1037]" office:value-type="percentage" office:value="0.464712875146161" calcext:value-type="percentage">
            <text:p>46%</text:p>
          </table:table-cell>
          <table:table-cell table:formula="of:=COUNTIF([.$G$3:.$G1037];&quot;&gt;0&quot;)/COUNTIF([.$B$3:.$B1037];&quot;&gt;0&quot;)" office:value-type="percentage" office:value="0.6840277777777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aruso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14.8" calcext:value-type="float">
            <text:p>14.80</text:p>
          </table:table-cell>
          <table:table-cell table:formula="of:=[.G1038]-[.E1038]" office:value-type="float" office:value="6.8" calcext:value-type="float">
            <text:p>6.80</text:p>
          </table:table-cell>
          <table:table-cell table:formula="of:=SUM([.$H$2:.H1038])" office:value-type="float" office:value="-45.23" calcext:value-type="float">
            <text:p>-45.23</text:p>
          </table:table-cell>
          <table:table-cell table:formula="of:=SUM([.H$3:.H1038])/SUM([.E$3:.E1038])" office:value-type="percentage" office:value="-0.0134173835657075" calcext:value-type="percentage">
            <text:p>-1%</text:p>
          </table:table-cell>
          <table:table-cell table:formula="of:=[.O1038]-(1-[.O1038])/[.N1038]" office:value-type="percentage" office:value="0.00853124959088813" calcext:value-type="percentage">
            <text:p>0.9%</text:p>
          </table:table-cell>
          <table:table-cell table:formula="of:=AVERAGEIF([.$H$3:.$H1038];&quot;&gt;0&quot;)" office:value-type="float" office:value="1.83708928571428" calcext:value-type="float">
            <text:p>1.8</text:p>
          </table:table-cell>
          <table:table-cell table:formula="of:=AVERAGEIF([.$H$3:.$H1038];&quot;&lt;0&quot;)" office:value-type="float" office:value="-3.93406593406593" calcext:value-type="float">
            <text:p>-3.9</text:p>
          </table:table-cell>
          <table:table-cell table:formula="of:=[.L1038]/-[.M1038]" office:value-type="percentage" office:value="0.466969622905028" calcext:value-type="percentage">
            <text:p>47%</text:p>
          </table:table-cell>
          <table:table-cell table:formula="of:=COUNTIF([.$G$3:.$G1038];&quot;&gt;0&quot;)/COUNTIF([.$B$3:.$B1038];&quot;&gt;0&quot;)" office:value-type="percentage" office:value="0.6843930635838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pne</text:p>
          </table:table-cell>
          <table:table-cell office:value-type="string" calcext:value-type="string">
            <text:p>couaca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1039]-[.E1039]" office:value-type="float" office:value="0.65" calcext:value-type="float">
            <text:p>0.65</text:p>
          </table:table-cell>
          <table:table-cell table:formula="of:=SUM([.$H$2:.H1039])" office:value-type="float" office:value="-44.58" calcext:value-type="float">
            <text:p>-44.58</text:p>
          </table:table-cell>
          <table:table-cell table:formula="of:=SUM([.H$3:.H1039])/SUM([.E$3:.E1039])" office:value-type="percentage" office:value="-0.013220640569395" calcext:value-type="percentage">
            <text:p>-1%</text:p>
          </table:table-cell>
          <table:table-cell table:formula="of:=[.O1039]-(1-[.O1039])/[.N1039]" office:value-type="percentage" office:value="0.00889765366205619" calcext:value-type="percentage">
            <text:p>0.9%</text:p>
          </table:table-cell>
          <table:table-cell table:formula="of:=AVERAGEIF([.$H$3:.$H1039];&quot;&gt;0&quot;)" office:value-type="float" office:value="1.83497326203208" calcext:value-type="float">
            <text:p>1.8</text:p>
          </table:table-cell>
          <table:table-cell table:formula="of:=AVERAGEIF([.$H$3:.$H1039];&quot;&lt;0&quot;)" office:value-type="float" office:value="-3.93406593406593" calcext:value-type="float">
            <text:p>-3.9</text:p>
          </table:table-cell>
          <table:table-cell table:formula="of:=[.L1039]/-[.M1039]" office:value-type="percentage" office:value="0.466431750963463" calcext:value-type="percentage">
            <text:p>47%</text:p>
          </table:table-cell>
          <table:table-cell table:formula="of:=COUNTIF([.$G$3:.$G1039];&quot;&gt;0&quot;)/COUNTIF([.$B$3:.$B1039];&quot;&gt;0&quot;)" office:value-type="percentage" office:value="0.68475750577367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ruusuvuori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1040]-[.E1040]" office:value-type="float" office:value="1.4" calcext:value-type="float">
            <text:p>1.40</text:p>
          </table:table-cell>
          <table:table-cell table:formula="of:=SUM([.$H$2:.H1040])" office:value-type="float" office:value="-43.18" calcext:value-type="float">
            <text:p>-43.18</text:p>
          </table:table-cell>
          <table:table-cell table:formula="of:=SUM([.H$3:.H1040])/SUM([.E$3:.E1040])" office:value-type="percentage" office:value="-0.0127864968907314" calcext:value-type="percentage">
            <text:p>-1%</text:p>
          </table:table-cell>
          <table:table-cell table:formula="of:=[.O1040]-(1-[.O1040])/[.N1040]" office:value-type="percentage" office:value="0.00975593119704632" calcext:value-type="percentage">
            <text:p>1.0%</text:p>
          </table:table-cell>
          <table:table-cell table:formula="of:=AVERAGEIF([.$H$3:.$H1040];&quot;&gt;0&quot;)" office:value-type="float" office:value="1.83419928825623" calcext:value-type="float">
            <text:p>1.8</text:p>
          </table:table-cell>
          <table:table-cell table:formula="of:=AVERAGEIF([.$H$3:.$H1040];&quot;&lt;0&quot;)" office:value-type="float" office:value="-3.93406593406593" calcext:value-type="float">
            <text:p>-3.9</text:p>
          </table:table-cell>
          <table:table-cell table:formula="of:=[.L1040]/-[.M1040]" office:value-type="percentage" office:value="0.466235014612616" calcext:value-type="percentage">
            <text:p>47%</text:p>
          </table:table-cell>
          <table:table-cell table:formula="of:=COUNTIF([.$G$3:.$G1040];&quot;&gt;0&quot;)/COUNTIF([.$B$3:.$B1040];&quot;&gt;0&quot;)" office:value-type="percentage" office:value="0.685121107266436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26" calcext:value-type="float">
            <text:p>1.26</text:p>
          </table:table-cell>
          <table:table-cell office:value-type="float" office:value="7.56" calcext:value-type="float">
            <text:p>7.56</text:p>
          </table:table-cell>
          <table:table-cell table:formula="of:=[.G1041]-[.E1041]" office:value-type="float" office:value="1.56" calcext:value-type="float">
            <text:p>1.56</text:p>
          </table:table-cell>
          <table:table-cell table:formula="of:=SUM([.$H$2:.H1041])" office:value-type="float" office:value="-41.62" calcext:value-type="float">
            <text:p>-41.62</text:p>
          </table:table-cell>
          <table:table-cell table:formula="of:=SUM([.H$3:.H1041])/SUM([.E$3:.E1041])" office:value-type="percentage" office:value="-0.0123026899201892" calcext:value-type="percentage">
            <text:p>-1%</text:p>
          </table:table-cell>
          <table:table-cell table:formula="of:=[.O1041]-(1-[.O1041])/[.N1041]" office:value-type="percentage" office:value="0.0107175955911631" calcext:value-type="percentage">
            <text:p>1.1%</text:p>
          </table:table-cell>
          <table:table-cell table:formula="of:=AVERAGEIF([.$H$3:.$H1041];&quot;&gt;0&quot;)" office:value-type="float" office:value="1.83371225577265" calcext:value-type="float">
            <text:p>1.8</text:p>
          </table:table-cell>
          <table:table-cell table:formula="of:=AVERAGEIF([.$H$3:.$H1041];&quot;&lt;0&quot;)" office:value-type="float" office:value="-3.93406593406593" calcext:value-type="float">
            <text:p>-3.9</text:p>
          </table:table-cell>
          <table:table-cell table:formula="of:=[.L1041]/-[.M1041]" office:value-type="percentage" office:value="0.466111215852823" calcext:value-type="percentage">
            <text:p>47%</text:p>
          </table:table-cell>
          <table:table-cell table:formula="of:=COUNTIF([.$G$3:.$G1041];&quot;&gt;0&quot;)/COUNTIF([.$B$3:.$B1041];&quot;&gt;0&quot;)" office:value-type="percentage" office:value="0.685483870967742" calcext:value-type="percentage">
            <text:p>69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2-03" calcext:value-type="date">
            <text:p>2020-02-0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1042]-[.E1042]" office:value-type="float" office:value="0.58" calcext:value-type="float">
            <text:p>0.58</text:p>
          </table:table-cell>
          <table:table-cell table:formula="of:=SUM([.$H$2:.H1042])" office:value-type="float" office:value="-41.04" calcext:value-type="float">
            <text:p>-41.04</text:p>
          </table:table-cell>
          <table:table-cell table:formula="of:=SUM([.H$3:.H1042])/SUM([.E$3:.E1042])" office:value-type="percentage" office:value="-0.0121276595744681" calcext:value-type="percentage">
            <text:p>-1%</text:p>
          </table:table-cell>
          <table:table-cell table:formula="of:=[.O1042]-(1-[.O1042])/[.N1042]" office:value-type="percentage" office:value="0.0110379832392911" calcext:value-type="percentage">
            <text:p>1.1%</text:p>
          </table:table-cell>
          <table:table-cell table:formula="of:=AVERAGEIF([.$H$3:.$H1042];&quot;&gt;0&quot;)" office:value-type="float" office:value="1.83148936170213" calcext:value-type="float">
            <text:p>1.8</text:p>
          </table:table-cell>
          <table:table-cell table:formula="of:=AVERAGEIF([.$H$3:.$H1042];&quot;&lt;0&quot;)" office:value-type="float" office:value="-3.93406593406593" calcext:value-type="float">
            <text:p>-3.9</text:p>
          </table:table-cell>
          <table:table-cell table:formula="of:=[.L1042]/-[.M1042]" office:value-type="percentage" office:value="0.465546178533222" calcext:value-type="percentage">
            <text:p>47%</text:p>
          </table:table-cell>
          <table:table-cell table:formula="of:=COUNTIF([.$G$3:.$G1042];&quot;&gt;0&quot;)/COUNTIF([.$B$3:.$B1042];&quot;&gt;0&quot;)" office:value-type="percentage" office:value="0.68584579976985" calcext:value-type="percentage">
            <text:p>69%</text:p>
          </table:table-cell>
          <table:table-cell table:number-columns-repeated="1009"/>
        </table:table-row>
        <table:table-row table:style-name="ro3" table:number-rows-repeated="1047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9" calcext:value-type="date">
            <text:p>2020-01-29</text:p>
          </table:table-cell>
          <table:table-cell table:formula="of:=COUNT([$all.B1030:.B1031])" office:value-type="float" office:value="2" calcext:value-type="float">
            <text:p>2</text:p>
          </table:table-cell>
          <table:table-cell table:formula="of:=SUM([$all.E1030:.E1031])" office:value-type="float" office:value="6" calcext:value-type="float">
            <text:p>6</text:p>
          </table:table-cell>
          <table:table-cell table:style-name="ce6" table:formula="of:=SUMIF([$all.H1030:.H1031];&quot;&gt;0&quot;)" office:value-type="float" office:value="0.68" calcext:value-type="float">
            <text:p>0.68</text:p>
          </table:table-cell>
          <table:table-cell table:formula="of:=SUMIF([$all.H1030:.H1031];&quot;&lt;0&quot;)" office:value-type="float" office:value="-5" calcext:value-type="float">
            <text:p>-5</text:p>
          </table:table-cell>
          <table:table-cell table:formula="of:=[.D107]+[.E107]" office:value-type="float" office:value="-4.32" calcext:value-type="float">
            <text:p>-4.32</text:p>
          </table:table-cell>
          <table:table-cell table:style-name="ce29" table:formula="of:=[$all.J1031]" office:value-type="percentage" office:value="-0.0156119402985075" calcext:value-type="percentage">
            <text:p>-2%</text:p>
          </table:table-cell>
          <table:table-cell table:formula="of:=[$all.O1031]" office:value-type="percentage" office:value="0.683720930232558" calcext:value-type="percentage">
            <text:p>68%</text:p>
          </table:table-cell>
          <table:table-cell table:formula="of:=[$all.K1031]" office:value-type="percentage" office:value="0.0040174321581764" calcext:value-type="percentage">
            <text:p>0%</text:p>
          </table:table-cell>
          <table:table-cell/>
          <table:table-cell table:formula="of:=MEDIAN([.$C78:.$C107])" office:value-type="float" office:value="25" calcext:value-type="float">
            <text:p>25</text:p>
          </table:table-cell>
          <table:table-cell office:value-type="float" office:value="282.08" calcext:value-type="float">
            <text:p>282</text:p>
          </table:table-cell>
          <table:table-cell table:formula="of:=[.K107]/[.L106]" office:value-type="percentage" office:value="0.0872905027932961" calcext:value-type="percentage">
            <text:p>9%</text:p>
          </table:table-cell>
          <table:table-cell table:formula="of:=[.M107]/[.I107]" office:value-type="percentage" office:value="21.727934500559" calcext:value-type="percentage">
            <text:p>21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30" calcext:value-type="date">
            <text:p>2020-01-30</text:p>
          </table:table-cell>
          <table:table-cell table:formula="of:=COUNT([$all.B1033:.B1033])" office:value-type="float" office:value="1" calcext:value-type="float">
            <text:p>1</text:p>
          </table:table-cell>
          <table:table-cell table:formula="of:=SUM([$all.E1033:.E1033])" office:value-type="float" office:value="1" calcext:value-type="float">
            <text:p>1</text:p>
          </table:table-cell>
          <table:table-cell table:style-name="ce6" table:formula="of:=SUMIF([$all.H1033:.H1033];&quot;&gt;0&quot;)" office:value-type="float" office:value="0.13" calcext:value-type="float">
            <text:p>0.13</text:p>
          </table:table-cell>
          <table:table-cell table:formula="of:=SUMIF([$all.H1033:.H1033];&quot;&lt;0&quot;)" office:value-type="float" office:value="0" calcext:value-type="float">
            <text:p>0</text:p>
          </table:table-cell>
          <table:table-cell table:formula="of:=[.D108]+[.E108]" office:value-type="float" office:value="0.13" calcext:value-type="float">
            <text:p>0.13</text:p>
          </table:table-cell>
          <table:table-cell table:style-name="ce29" table:formula="of:=[$all.J1033]" office:value-type="percentage" office:value="-0.0155684870188003" calcext:value-type="percentage">
            <text:p>-2%</text:p>
          </table:table-cell>
          <table:table-cell table:formula="of:=[$all.O1033]" office:value-type="percentage" office:value="0.684088269454123" calcext:value-type="percentage">
            <text:p>68%</text:p>
          </table:table-cell>
          <table:table-cell table:formula="of:=[$all.K1033]" office:value-type="percentage" office:value="0.0040399213130341" calcext:value-type="percentage">
            <text:p>0%</text:p>
          </table:table-cell>
          <table:table-cell/>
          <table:table-cell table:formula="of:=MEDIAN([.$C79:.$C108])" office:value-type="float" office:value="22.5" calcext:value-type="float">
            <text:p>23</text:p>
          </table:table-cell>
          <table:table-cell office:value-type="float" office:value="282.21" calcext:value-type="float">
            <text:p>282</text:p>
          </table:table-cell>
          <table:table-cell table:formula="of:=[.K108]/[.L107]" office:value-type="percentage" office:value="0.0797646057855927" calcext:value-type="percentage">
            <text:p>8%</text:p>
          </table:table-cell>
          <table:table-cell table:formula="of:=[.M108]/[.I108]" office:value-type="percentage" office:value="19.7440988586204" calcext:value-type="percentage">
            <text:p>19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2-03" calcext:value-type="date">
            <text:p>2020-02-03</text:p>
          </table:table-cell>
          <table:table-cell table:formula="of:=COUNT([$all.B1035:.B1042])" office:value-type="float" office:value="8" calcext:value-type="float">
            <text:p>8</text:p>
          </table:table-cell>
          <table:table-cell table:formula="of:=SUM([$all.E1035:.E1042])" office:value-type="float" office:value="33" calcext:value-type="float">
            <text:p>33</text:p>
          </table:table-cell>
          <table:table-cell table:style-name="ce6" table:formula="of:=SUMIF([$all.H1035:.H1042];&quot;&gt;0&quot;)" office:value-type="float" office:value="14.13" calcext:value-type="float">
            <text:p>14.13</text:p>
          </table:table-cell>
          <table:table-cell table:formula="of:=SUMIF([$all.H1035:.H1042];&quot;&lt;0&quot;)" office:value-type="float" office:value="-3" calcext:value-type="float">
            <text:p>-3</text:p>
          </table:table-cell>
          <table:table-cell table:formula="of:=[.D109]+[.E109]" office:value-type="float" office:value="11.13" calcext:value-type="float">
            <text:p>11.13</text:p>
          </table:table-cell>
          <table:table-cell table:style-name="ce29" table:formula="of:=[$all.J1042]" office:value-type="percentage" office:value="-0.0121276595744681" calcext:value-type="percentage">
            <text:p>-1%</text:p>
          </table:table-cell>
          <table:table-cell table:formula="of:=[$all.O1042]" office:value-type="percentage" office:value="0.68584579976985" calcext:value-type="percentage">
            <text:p>69%</text:p>
          </table:table-cell>
          <table:table-cell table:formula="of:=[$all.K1042]" office:value-type="percentage" office:value="0.0110379832392911" calcext:value-type="percentage">
            <text:p>1%</text:p>
          </table:table-cell>
          <table:table-cell/>
          <table:table-cell table:formula="of:=MEDIAN([.$C80:.$C109])" office:value-type="float" office:value="22.5" calcext:value-type="float">
            <text:p>23</text:p>
          </table:table-cell>
          <table:table-cell office:value-type="float" office:value="293.34" calcext:value-type="float">
            <text:p>293</text:p>
          </table:table-cell>
          <table:table-cell table:formula="of:=[.K109]/[.L108]" office:value-type="percentage" office:value="0.0797278622302541" calcext:value-type="percentage">
            <text:p>8%</text:p>
          </table:table-cell>
          <table:table-cell table:formula="of:=[.M109]/[.I109]" office:value-type="percentage" office:value="7.22304614002791" calcext:value-type="percentage">
            <text:p>7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7" table:end-x="3.72mm" table:end-y="1.11mm" draw:z-index="0" draw:name="Chart 1" draw:style-name="gr1" draw:text-style-name="P1" svg:width="231.62mm" svg:height="62.48mm" svg:x="6.39mm" svg:y="0.3mm">
              <loext:p draw:notify-on-update-of-ranges="daily.A3:daily.A208 daily.L2:daily.L2 daily.L3:daily.L20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2" table:default-cell-style-name="ce43"/>
        <table:table-column table:style-name="co15" table:number-columns-repeated="7" table:default-cell-style-name="ce45"/>
        <table:table-column table:style-name="co5" table:number-columns-repeated="2" table:default-cell-style-name="ce50"/>
        <table:table-column table:style-name="co5" table:number-columns-repeated="997" table:default-cell-style-name="ce10"/>
        <table:table-row table:style-name="ro4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1-01</text:p>
          </table:table-cell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4" office:value-type="string" calcext:value-type="string">
            <text:p>2020-01</text:p>
          </table:table-cell>
          <table:table-cell table:style-name="ce44" office:value-type="string" calcext:value-type="string">
            <text:p>2019-12</text:p>
          </table:table-cell>
          <table:table-cell table:style-name="ce44" office:value-type="string" calcext:value-type="string">
            <text:p>2019-11</text:p>
          </table:table-cell>
          <table:table-cell table:style-name="ce44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7"/>
        </table:table-row>
        <table:table-row table:style-name="ro4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9])" office:value-type="float" office:value="0.9275" calcext:value-type="float">
            <text:p>1</text:p>
          </table:table-cell>
          <table:table-cell table:style-name="ce42" table:formula="of:=SUM([.H3:.H29])" office:value-type="float" office:value="-2.065" calcext:value-type="float">
            <text:p>-2</text:p>
          </table:table-cell>
          <table:table-cell table:style-name="ce42" table:formula="of:=SUM([.I3:.I29])" office:value-type="float" office:value="-2.065" calcext:value-type="float">
            <text:p>-2</text:p>
          </table:table-cell>
          <table:table-cell table:style-name="ce42" table:formula="of:=SUM([.J3:.J29])" office:value-type="float" office:value="-1.86916666666667" calcext:value-type="float">
            <text:p>-2</text:p>
          </table:table-cell>
          <table:table-cell table:style-name="ce42" table:formula="of:=SUM([.K3:.K29])" office:value-type="float" office:value="3.965" calcext:value-type="float">
            <text:p>4</text:p>
          </table:table-cell>
          <table:table-cell table:style-name="ce42" table:formula="of:=SUM([.L3:.L29])" office:value-type="float" office:value="2.82083333333333" calcext:value-type="float">
            <text:p>3</text:p>
          </table:table-cell>
          <table:table-cell table:style-name="ce42" table:formula="of:=SUM([.M3:.M29])" office:value-type="float" office:value="-2.11333333333334" calcext:value-type="float">
            <text:p>-2</text:p>
          </table:table-cell>
          <table:table-cell table:style-name="ce42" table:formula="of:=SUM([.N3:.N29])" office:value-type="float" office:value="-3.08666666666667" calcext:value-type="float">
            <text:p>-3</text:p>
          </table:table-cell>
          <table:table-cell table:style-name="ce42" table:formula="of:=SUM([.O3:.O29])" office:value-type="float" office:value="-3.08666666666667" calcext:value-type="float">
            <text:p>-3</text:p>
          </table:table-cell>
          <table:table-cell table:style-name="ce42" table:formula="of:=SUM([.P3:.P29])" office:value-type="float" office:value="-3.08666666666667" calcext:value-type="float">
            <text:p>-3</text:p>
          </table:table-cell>
          <table:table-cell table:style-name="ce42" table:formula="of:=SUM([.Q3:.Q29])" office:value-type="float" office:value="-3.08666666666667" calcext:value-type="float">
            <text:p>-3</text:p>
          </table:table-cell>
          <table:table-cell table:style-name="ce42" table:formula="of:=SUM([.R3:.R29])" office:value-type="float" office:value="-3.08666666666667" calcext:value-type="float">
            <text:p>-3</text:p>
          </table:table-cell>
          <table:table-cell table:style-name="ce44" table:formula="of:=SUM([.S3:.S29])" office:value-type="float" office:value="-4.01416666666667" calcext:value-type="float">
            <text:p>-4</text:p>
          </table:table-cell>
          <table:table-cell table:style-name="ce44" table:formula="of:=SUM([.T3:.T29])" office:value-type="float" office:value="-1.02166666666667" calcext:value-type="float">
            <text:p>-1</text:p>
          </table:table-cell>
          <table:table-cell table:style-name="ce44" table:formula="of:=SUM([.U3:.U29])" office:value-type="float" office:value="-1.02166666666667" calcext:value-type="float">
            <text:p>-1</text:p>
          </table:table-cell>
          <table:table-cell table:style-name="ce44" table:formula="of:=SUM([.V3:.V29])" office:value-type="float" office:value="-1.2175" calcext:value-type="float">
            <text:p>-1</text:p>
          </table:table-cell>
          <table:table-cell table:style-name="ce44" table:formula="of:=SUM([.W3:.W29])" office:value-type="float" office:value="-7.05166666666667" calcext:value-type="float">
            <text:p>-7</text:p>
          </table:table-cell>
          <table:table-cell table:style-name="ce44" table:formula="of:=SUM([.X3:.X29])" office:value-type="float" office:value="-5.9075" calcext:value-type="float">
            <text:p>-6</text:p>
          </table:table-cell>
          <table:table-cell table:style-name="ce44" table:formula="of:=SUM([.Y3:.Y29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7"/>
        </table:table-row>
        <table:table-row table:style-name="ro4">
          <table:table-cell table:number-columns-repeated="25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2</text:p>
          </table:table-cell>
          <table:table-cell table:formula="of:=SUM([$daily.B109:.B207])" office:value-type="float" office:value="8" calcext:value-type="float">
            <text:p>8</text:p>
          </table:table-cell>
          <table:table-cell table:formula="of:=SUM([$daily.C109:.C207])" office:value-type="float" office:value="33" calcext:value-type="float">
            <text:p>33</text:p>
          </table:table-cell>
          <table:table-cell table:formula="of:=SUM([$daily.F109:.F209])" office:value-type="float" office:value="11.13" calcext:value-type="float">
            <text:p>11</text:p>
          </table:table-cell>
          <table:table-cell table:style-name="ce41" table:formula="of:=[.D4]/[.C4]" office:value-type="percentage" office:value="0.337272727272727" calcext:value-type="percentage">
            <text:p>34%</text:p>
          </table:table-cell>
          <table:table-cell/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formula="of:=[.$D4]/12" office:value-type="float" office:value="0.9275" calcext:value-type="float">
            <text:p>1</text:p>
          </table:table-cell>
          <table:table-cell table:number-columns-repeated="7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108])" office:value-type="float" office:value="197" calcext:value-type="float">
            <text:p>197</text:p>
          </table:table-cell>
          <table:table-cell table:formula="of:=SUM([$daily.C84:.C108])" office:value-type="float" office:value="772" calcext:value-type="float">
            <text:p>772</text:p>
          </table:table-cell>
          <table:table-cell table:formula="of:=SUM([$daily.F84:.F108])" office:value-type="float" office:value="-35.91" calcext:value-type="float">
            <text:p>-36</text:p>
          </table:table-cell>
          <table:table-cell table:style-name="ce41" table:formula="of:=[.D5]/[.C5]" office:value-type="percentage" office:value="-0.0465155440414508" calcext:value-type="percentage">
            <text:p>-5%</text:p>
          </table:table-cell>
          <table:table-cell table:number-columns-repeated="2"/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formula="of:=[.$D5]/12" office:value-type="float" office:value="-2.9925" calcext:value-type="float">
            <text:p>-3</text:p>
          </table:table-cell>
          <table:table-cell table:number-columns-repeated="6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6]/[.C6]" office:value-type="string" office:string-value="" calcext:value-type="error">
            <text:p>#DIV/0!</text:p>
          </table:table-cell>
          <table:table-cell table:number-columns-repeated="3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8"/>
        </table:table-row>
        <table:table-row table:style-name="ro4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7]/[.C7]" office:value-type="percentage" office:value="0.180769230769231" calcext:value-type="percentage">
            <text:p>18%</text:p>
          </table:table-cell>
          <table:table-cell table:number-columns-repeated="4"/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formula="of:=[.$D$7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8]/[.C8]" office:value-type="percentage" office:value="0.0960356652949245" calcext:value-type="percentage">
            <text:p>10%</text:p>
          </table:table-cell>
          <table:table-cell table:number-columns-repeated="5"/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 table:formula="of:=[.$D$8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9]/[.C9]" office:value-type="percentage" office:value="-0.0718848167539267" calcext:value-type="percentage">
            <text:p>-7%</text:p>
          </table:table-cell>
          <table:table-cell table:number-columns-repeated="6"/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formula="of:=[.$D$9]/12" office:value-type="float" office:value="-1.14416666666667" calcext:value-type="float">
            <text:p>-1</text:p>
          </table:table-cell>
          <table:table-cell table:style-name="ce46"/>
          <table:table-cell table:number-columns-repeated="1000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10]/[.C10]" office:value-type="percentage" office:value="-0.073279702970297" calcext:value-type="percentage">
            <text:p>-7%</text:p>
          </table:table-cell>
          <table:table-cell table:number-columns-repeated="7"/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 table:formula="of:=[.$D$10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8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1]/[.C11]" office:value-type="percentage" office:value="-0.0139379474940334" calcext:value-type="percentage">
            <text:p>-1%</text:p>
          </table:table-cell>
          <table:table-cell table:number-columns-repeated="8"/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formula="of:=[.$D$11]/12" office:value-type="float" office:value="-0.973333333333333" calcext:value-type="float">
            <text:p>-1</text:p>
          </table:table-cell>
          <table:table-cell table:style-name="ce49"/>
          <table:table-cell table:number-columns-repeated="998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4">00/00/0000</text:date>, <text:time style:data-style-name="N2" text:time-value="14:44:09.0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14:50:00.360000000</dc:date>
    <meta:generator>LibreOffice/5.2.6.2$Windows_X86_64 LibreOffice_project/a3100ed2409ebf1c212f5048fbe377c281438fdc</meta:generator>
    <meta:editing-duration>P1DT18H3M8S</meta:editing-duration>
    <meta:editing-cycles>28</meta:editing-cycles>
    <meta:document-statistic meta:table-count="3" meta:cell-count="141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49cm" xlink:href=".." xlink:type="simple" chart:class="chart:line" chart:style-name="ch1">
        <chart:title svg:x="10.732cm" svg:y="0.26cm" chart:style-name="ch2">
          <text:p>closing</text:p>
        </chart:title>
        <chart:plot-area chart:style-name="ch3" table:cell-range-address="daily.A3:daily.A208 daily.L2:daily.L208" chart:data-source-has-labels="both" svg:x="0.463cm" svg:y="1.337cm" svg:width="22.237cm" svg:height="4.788cm">
          <chartooo:coordinate-region svg:x="1.151cm" svg:y="1.523cm" svg:width="20.971cm" svg:height="3.982cm"/>
          <chart:axis chart:dimension="x" chart:name="primary-x" chart:style-name="ch4" chartooo:axis-type="auto">
            <chartooo:date-scale/>
            <chart:categories table:cell-range-address="daily.A3:daily.A20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8" chart:label-cell-address="daily.L2:daily.L2" chart:class="chart:line">
            <chart:data-point chart:repeated="20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8</svg:desc>
                </draw:g>
              </table:table-cell>
              <table:table-cell office:value-type="float" office:value="230.3">
                <text:p>230.3</text:p>
                <draw:g>
                  <svg:desc>daily.L3:daily.L208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282.21">
                <text:p>282.21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293.34">
                <text:p>293.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